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Reader.hasNorms( String fiel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Reader.MultiReader( IndexReader [ ] subR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Reader.getFieldNames( IndexReader . FieldOption field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MultiReader.getTermFreqVector( int docNumber , String field , TermVectorMapper 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ltiReader.getTermFreqVector( int docNumber , TermVectorMapper 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ltiReader.norms( String field , byte [ ] result , int offse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ultiReader.getTermFreqVector( int n ,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ltiReader.numDoc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ultiReader.reopen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MultiReader.doCl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ultiReader.isOptim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Reader.initialize( IndexReader [ ] subReaders , boolean closeSubRead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ultiReader.document( int n , FieldSelector field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ltiReader.ter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Reader.doDelete(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ltiReader.fakeNorm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Reader.termPos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Reader.norms( String fiel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ultiReader.MultiReader( IndexReader [ ] subReaders , boolean closeSubR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Reader.isDeleted(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Reader.readerIndex(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Reader.max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Reader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Reader.doComm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Reader.terms( Term t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Reader.doSetNorm( int n , String field , by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Reader.getSubR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Reader.getTermFreqVectors(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ltiReader.isCurr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ultiReader.hasDele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Reader.docFreq( Term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Reader.termDo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Reader.doUndeleteA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